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T1" style:family="text">
      <style:text-properties fo:color="#0278b8" style:text-line-through-style="none" style:text-line-through-type="none" fo:font-size="8.39999961853027pt" style:text-underline-style="none" style:text-blinking="false" loext:padding="0in" loext:border="none"/>
    </style:style>
    <style:style style:name="T2" style:family="text">
      <style:text-properties loext:padding="0in" loext:border="none"/>
    </style:style>
    <style:style style:name="T3" style:family="text">
      <style:text-properties fo:color="#013653" fo:font-size="8.39999961853027pt" style:text-underline-style="solid" style:text-underline-width="auto" style:text-underline-color="font-color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 NAMEKEYSACTIONS</text:p>
      <text:p text:style-name="P2">Event Finder Site</text:p>
      <text:p text:style-name="P1"><text:span text:style-name="T2">CCJZEG455T6YIUE7OS<text:line-break/></text:span><text:a xlink:type="simple" xlink:href="https://www.eventbrite.com/myaccount/apps/#" text:style-name="Internet_20_link" text:visited-style-name="Visited_20_Internet_20_Link"><text:span text:style-name="T1">Show Client Secret and OAuth Token</text:span></text:a></text:p>
      <text:p text:style-name="P1"><text:a xlink:type="simple" xlink:href="https://www.eventbrite.com/myaccount/apps/82019/" text:style-name="Internet_20_link" text:visited-style-name="Visited_20_Internet_20_Link"><text:span text:style-name="T1">Key Details</text:span></text:a><text:span text:style-name="T2"><text:line-break/></text:span><text:a xlink:type="simple" xlink:href="https://www.eventbrite.com/myaccount/apps/82019/localizations/" text:style-name="Internet_20_link" text:visited-style-name="Visited_20_Internet_20_Link"><text:span text:style-name="T3">Directory Listing</text:span></text:a><text:span text:style-name="T2"> <text:line-break/></text:span><text:a xlink:type="simple" xlink:href="https://www.eventbrite.com/myaccount/apps/82019/extension/" text:style-name="Internet_20_link" text:visited-style-name="Visited_20_Internet_20_Link"><text:span text:style-name="T1">App Extension</text:span></text:a></text:p>
      <text:p text:style-name="P2">Client secret</text:p>
      <text:p text:style-name="P2">VRZJMJCJVWTZERSIIALCQDGTALZ7HHXD4CY6OR632ROHHPTNOW</text:p>
      <text:p text:style-name="P2">Your personal OAuth token</text:p>
      <text:p text:style-name="P2">IU6QZ6MRUFOUYASGRUFJ</text:p>
      <text:p text:style-name="P2">Anonymous access OAuth token</text:p>
      <text:p text:style-name="P2">CJHJ6HTI2SN3SKZJAY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09:54:30.366000000</meta:creation-date>
    <dc:date>2018-04-08T09:55:18.556000000</dc:date>
    <meta:editing-duration>PT49S</meta:editing-duration>
    <meta:editing-cycles>1</meta:editing-cycles>
    <meta:document-statistic meta:table-count="0" meta:image-count="0" meta:object-count="0" meta:page-count="1" meta:paragraph-count="10" meta:word-count="31" meta:character-count="289" meta:non-whitespace-character-count="267"/>
    <meta:generator>LibreOffice/6.0.2.1$Windows_X86_64 LibreOffice_project/f7f06a8f319e4b62f9bc5095aa112a65d2f3ac89</meta:generator>
  </office:meta>
</office:document-meta>
</file>